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42585"/>
    </style:style>
    <style:style style:name="P3" style:family="paragraph" style:parent-style-name="Standard">
      <style:paragraph-properties fo:text-align="start" style:justify-single-word="false"/>
      <style:text-properties fo:color="#ff3333" fo:font-size="14pt" fo:font-weight="bold" officeooo:rsid="000cb8bd" officeooo:paragraph-rsid="0014258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3333" fo:font-size="14pt" fo:font-weight="bold" officeooo:rsid="001d217f" officeooo:paragraph-rsid="0014258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3333" fo:font-size="14pt" fo:font-weight="bold" officeooo:rsid="00263b2c" officeooo:paragraph-rsid="00263b2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27b70d" officeooo:paragraph-rsid="00299e8f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bbb41" officeooo:paragraph-rsid="0027b70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bbb41" officeooo:paragraph-rsid="00299e8f" style:font-weight-asian="normal" style:font-weight-complex="normal"/>
    </style:style>
    <style:style style:name="T1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3333" fo:font-size="14pt" fo:font-weight="bold" officeooo:rsid="000cb8bd" style:font-size-asian="14pt" style:font-weight-asian="bold" style:font-size-complex="14pt" style:font-weight-complex="bold"/>
    </style:style>
    <style:style style:name="T3" style:family="text">
      <style:text-properties fo:color="#ff3333" fo:font-size="14pt" fo:font-weight="bold" officeooo:rsid="001bbb41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d217f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263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2"/>
      <text:p text:style-name="P2"/>
      <text:p text:style-name="P7"><text:span text:style-name="T1"/></text:p>
      <text:p text:style-name="P3"/>
      <text:p text:style-name="P4">- <text:span text:style-name="T7">Corriger t0</text:span></text:p>
      <text:p text:style-name="P4">-<text:span text:style-name="T7">Corriger e2 t2</text:span></text:p>
      <text:p text:style-name="P4"/>
      <text:p text:style-name="P4">- <text:span text:style-name="T7">faire e3 t1</text:span></text:p>
      <text:p text:style-name="P5">-faire e3 t2</text:p>
      <text:p text:style-name="P4"/>
      <text:p text:style-name="P6"><text:span text:style-name="T3">G</text:span><text:span text:style-name="T1">raphe en temps réel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29T14:31:49.572382566</dc:date>
    <meta:editing-duration>PT5H40M1S</meta:editing-duration>
    <meta:editing-cycles>39</meta:editing-cycles>
    <meta:generator>LibreOffice/4.2.8.2$Linux_x86 LibreOffice_project/420m0$Build-2</meta:generator>
    <meta:document-statistic meta:table-count="0" meta:image-count="0" meta:object-count="0" meta:page-count="1" meta:paragraph-count="6" meta:word-count="18" meta:character-count="78" meta:non-whitespace-character-count="65"/>
  </office:meta>
</office:document-meta>
</file>